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call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it</text:p>
                <text:list>
                  <text:list-item>
                    <text:p>class foo:</text:p>
                  </text:list-item>
                  <text:list-item>
                    <text:p><text:s text:c="4"/>def __init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1, 2, 3) # __init__</text:p>
                  </text:list-item>
                </text:list>
              </text:list-item>
              <text:list-item>
                <text:p>Call</text:p>
                <text:list>
                  <text:list-item>
                    <text:p>class foo:</text:p>
                  </text:list-item>
                  <text:list-item>
                    <text:p><text:s text:c="4"/>def __call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)</text:p>
                  </text:list-item>
                  <text:list-item>
                    <text:p>x(1, 2, 3) # __call__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new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Use __new__ when you need to control the creation of a new instance. </text:p>
              </text:list-item>
              <text:list-item>
                <text:p>Use __init__ when you need to control initialization of a new instance.</text:p>
              </text:list-item>
              <text:list-item>
                <text:p>__new__ is the first step of instance creation. It's called first, and is responsible for returning a new instance of your class. In contrast, __init__ doesn't return anything; it's only responsible for initializing the instance after it's been creat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getattr__ vs __getattribute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__getattr__ only gets called when trying to access attributes that don't actually exist. </text:p>
                <text:list>
                  <text:list-item>
                    <text:p>If you set the attribute directly, referencing that attribute will retrieve it without calling __getattr__. </text:p>
                  </text:list-item>
                </text:list>
              </text:list-item>
              <text:list-item>
                <text:p>If you need to catch every attribute regardless whether it exists or not, use __getattribute__ instea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Virtual Environments</text:p>
            <text:p><text:span text:style-name="T3">http://docs.python-guide.org/en/latest/dev/virtualenvs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install virtualenv</text:p>
              </text:list-item>
              <text:list-item>
                <text:p>Cd projectfolder</text:p>
              </text:list-item>
              <text:list-item>
                <text:p>Virtualenv venv</text:p>
              </text:list-item>
              <text:list-item>
                <text:p>virtualenv -p /usr/bin/python2.7 venv</text:p>
              </text:list-item>
              <text:list-item>
                <text:p>source venv/bin/activate</text:p>
              </text:list-item>
              <text:list-item>
                <text:p>Deactiv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o maintain current st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freeze &gt; requirements.txt</text:p>
              </text:list-item>
              <text:list-item>
                <text:p>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wrapper</text:p>
          </draw:text-box>
        </draw:frame>
        <draw:frame presentation:style-name="pr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Has useful commands for virtualenv setup</text:p>
              </text:list-item>
              <text:list-item>
                <text:p>Pip install virtualenvwrapper</text:p>
              </text:list-item>
              <text:list-item>
                <text:p>Export WORKON_HOME=~/Envs</text:p>
                <text:list>
                  <text:list-item>
                    <text:p>Stores all the venv</text:p>
                  </text:list-item>
                </text:list>
              </text:list-item>
              <text:list-item>
                <text:p>source /usr/local/bin/virtualenvwrapper.sh</text:p>
              </text:list-item>
              <text:list-item>
                <text:p>Method1</text:p>
                <text:list>
                  <text:list-item>
                    <text:p>Mkvirtualenv venv</text:p>
                  </text:list-item>
                  <text:list-item>
                    <text:p>Workon venv</text:p>
                  </text:list-item>
                </text:list>
              </text:list-item>
              <text:list-item>
                <text:p>Method2</text:p>
                <text:list>
                  <text:list-item>
                    <text:p>Export PROJECT_HOME=projectsDirectory</text:p>
                  </text:list-item>
                  <text:list-item>
                    <text:p>Mkproject myproject</text:p>
                  </text:list-item>
                  <text:list-item>
                    <text:p>Workon myproject</text:p>
                  </text:list-item>
                </text:list>
              </text:list-item>
              <text:list-item>
                <text:p>Deactivate</text:p>
              </text:list-item>
              <text:list-item>
                <text:p>Rmvirtualenv venv</text:p>
              </text:list-item>
              <text:list-item>
                <text:p>Lsvirtualenv</text:p>
              </text:list-item>
              <text:list-item>
                <text:p>Cdvirtualenv</text:p>
              </text:list-item>
              <text:list-item>
                <text:p>Lssitepackages</text:p>
              </text:list-item>
              <text:list-item>
                <text:p>cdsitepack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32">
        <draw:frame presentation:style-name="pr4" draw:layer="layout" svg:width="20cm" svg:height="10.044cm" svg:x="1.8cm" svg:y="6.347cm" presentation:class="subtitle" presentation:user-transformed="true">
          <draw:text-box>
            <text:p><text:span text:style-name="T4">Django</text:span></text:p>
            <text:p><text:span text:style-name="T4"/></text:p>
            <text:p><text:span text:style-name="T5">Django tutorial (django-polls app):</text:span></text:p>
            <text:p><text:span text:style-name="T6">https://docs.djangoproject.com/en/1.9/intro/tutorial01/</text:span></text:p>
            <text:p/>
            <text:p><text:span text:style-name="T5">Django complete reference:</text:span></text:p>
            <text:p><text:span text:style-name="T6">https://docs.djangoproject.com/en/1.9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<text:span text:style-name="T7">Design Patterns</text:span></text:p>
            <text:p><text:span text:style-name="T5">Book:</text:span></text:p>
            <text:p><text:span text:style-name="T5">Python Unlocked</text:span></text:p>
            <text:p><text:span text:style-name="T3">By Arun Tigeraniy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bserve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Spreading information to all listeners</text:p>
              </text:list-item>
              <text:list-item>
                <text:p>Subject</text:p>
              </text:list-item>
              <text:list-item>
                <text:p>Observer</text:p>
              </text:list-item>
              <text:list-item>
                <text:p>Observer register themselves to Subject</text:p>
              </text:list-item>
              <text:list-item>
                <text:p>Subject receives events</text:p>
              </text:list-item>
              <text:list-item>
                <text:p>Subject notifies registered Observers of ev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ategy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hanging the behaviour of an algorithm</text:p>
              </text:list-item>
              <text:list-item>
                <text:p>Useful when which function to call is decided at runtime</text:p>
              </text:list-item>
              <text:list-item>
                <text:p>Polymorphis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Providing same view to all</text:p>
              </text:list-item>
              <text:list-item>
                <text:p>Useful to maintain single instance of a class throughout the system</text:p>
              </text:list-item>
              <text:list-item>
                <text:p>Singleton registry holds all the instances</text:p>
              </text:list-item>
              <text:list-item>
                <text:p>Helping library: From six import meta_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emplat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Refining algorithm to use case</text:p>
              </text:list-item>
              <text:list-item>
                <text:p>Like generalisation/specialisation</text:p>
              </text:list-item>
              <text:list-item>
                <text:p>Base class can be considered templ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Adapto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Bridging class interfaces</text:p>
              </text:list-item>
              <text:list-item>
                <text:p>Useful when multiple classes are used to perform same action, so an adaptor class can provide an interface so that all appear to behave same</text:p>
              </text:list-item>
              <text:list-item>
                <text:p>eg., to compare cat and fish, we can have adaptor named animalFis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acad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Hiding system complexity for a simpler interface</text:p>
              </text:list-item>
              <text:list-item>
                <text:p>A main class called facade exports a simpler interface to client classes and encapsulates the complexity of interaction with many other classes of the syst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onsuming less memory with shared objects</text:p>
              </text:list-item>
              <text:list-item>
                <text:p>When we have lots of object count, we store references to previous similar objects and provide them instead of creating new object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vs 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ingleton pattern is a CREATIONAL pattern </text:p>
                <text:list>
                  <text:list-item>
                    <text:p>in which only one instance is created and the same instance is reused multiple times by different users.</text:p>
                  </text:list-item>
                </text:list>
              </text:list-item>
              <text:list-item>
                <text:p>Flyweight pattern is a STRUCTURAL pattern </text:p>
                <text:list>
                  <text:list-item>
                    <text:p>which is useful in scenarios where there are lot of objects which share some common intrinsic information.</text:p>
                  </text:list-item>
                  <text:list-item>
                    <text:p>(This object which contains all the common intrinsic information is called the flyweight ob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Easy-execution management for commands.</text:p>
              </text:list-item>
              <text:list-item>
                <text:p>We encapsulate information that is needed to execute a command in an object so that command itself can have further capabilities, such as undo, cancel, and metadata that are needed at a later point of time.</text:p>
              </text:list-item>
              <text:list-item>
                <text:p>eg., Chef in a restaurant receives orders and aintains metadata for th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2T19:20:44.725853479</dc:date>
    <meta:editing-duration>PT17H12S</meta:editing-duration>
    <meta:editing-cycles>315</meta:editing-cycles>
    <meta:generator>LibreOffice/4.2.8.2$Linux_X86_64 LibreOffice_project/420m0$Build-2</meta:generator>
    <meta:document-statistic meta:object-count="321"/>
  </office:meta>
</office:document-meta>
</file>